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color="#00ff00" draw:fill="solid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0.563in" svg:height="0.5213in" svg:x="0.3299in" svg:y="7.4807in"><text:p/></draw:ellipse><draw:ellipse text:anchor-type="paragraph" draw:z-index="1" draw:style-name="gr1" draw:text-style-name="P1" svg:width="0.563in" svg:height="0.5213in" svg:x="1.4382in" svg:y="7.4807in"><text:p/></draw:ellipse><draw:ellipse text:anchor-type="paragraph" draw:z-index="2" draw:style-name="gr1" draw:text-style-name="P1" svg:width="0.563in" svg:height="0.5213in" svg:x="0.8925in" svg:y="9.0555in"><text:p/></draw:ellipse><draw:ellipse text:anchor-type="paragraph" draw:z-index="3" draw:style-name="gr1" draw:text-style-name="P1" svg:width="0.563in" svg:height="0.5213in" svg:x="4.661in" svg:y="7.4807in"><text:p/></draw:ellipse><draw:ellipse text:anchor-type="paragraph" draw:z-index="4" draw:style-name="gr1" draw:text-style-name="P1" svg:width="0.563in" svg:height="0.5213in" svg:x="5.7693in" svg:y="7.4807in"><text:p/></draw:ellipse><draw:ellipse text:anchor-type="paragraph" draw:z-index="5" draw:style-name="gr1" draw:text-style-name="P1" svg:width="0.563in" svg:height="0.5213in" svg:x="5.2236in" svg:y="9.0555in"><text:p/></draw:ellipse><draw:ellipse text:anchor-type="paragraph" draw:z-index="6" draw:style-name="gr1" draw:text-style-name="P1" svg:width="0.563in" svg:height="0.5213in" svg:x="0.3299in" svg:y="-0.2591in"><text:p/></draw:ellipse><draw:ellipse text:anchor-type="paragraph" draw:z-index="7" draw:style-name="gr1" draw:text-style-name="P1" svg:width="0.563in" svg:height="0.5213in" svg:x="1.4382in" svg:y="-0.2591in"><text:p/></draw:ellipse><draw:ellipse text:anchor-type="paragraph" draw:z-index="8" draw:style-name="gr1" draw:text-style-name="P1" svg:width="0.563in" svg:height="0.5213in" svg:x="0.8925in" svg:y="1.3161in"><text:p/></draw:ellipse><draw:ellipse text:anchor-type="paragraph" draw:z-index="9" draw:style-name="gr1" draw:text-style-name="P1" svg:width="0.563in" svg:height="0.5213in" svg:x="4.661in" svg:y="-0.2591in"><text:p/></draw:ellipse><draw:ellipse text:anchor-type="paragraph" draw:z-index="10" draw:style-name="gr1" draw:text-style-name="P1" svg:width="0.563in" svg:height="0.5213in" svg:x="5.7693in" svg:y="-0.2591in"><text:p/></draw:ellipse><draw:ellipse text:anchor-type="paragraph" draw:z-index="11" draw:style-name="gr1" draw:text-style-name="P1" svg:width="0.563in" svg:height="0.5213in" svg:x="5.2236in" svg:y="1.3161in"><text:p/></draw:ellipse><draw:ellipse text:anchor-type="paragraph" draw:z-index="12" draw:style-name="gr1" draw:text-style-name="P1" svg:width="0.563in" svg:height="0.5213in" svg:x="0.3299in" svg:y="3.6783in"><text:p/></draw:ellipse><draw:ellipse text:anchor-type="paragraph" draw:z-index="13" draw:style-name="gr1" draw:text-style-name="P1" svg:width="0.563in" svg:height="0.5213in" svg:x="1.4382in" svg:y="3.6783in"><text:p/></draw:ellipse><draw:ellipse text:anchor-type="paragraph" draw:z-index="14" draw:style-name="gr1" draw:text-style-name="P1" svg:width="0.563in" svg:height="0.5213in" svg:x="0.8925in" svg:y="5.2535in"><text:p/></draw:ellipse><draw:ellipse text:anchor-type="paragraph" draw:z-index="15" draw:style-name="gr1" draw:text-style-name="P1" svg:width="0.563in" svg:height="0.5213in" svg:x="4.661in" svg:y="3.6783in"><text:p/></draw:ellipse><draw:ellipse text:anchor-type="paragraph" draw:z-index="16" draw:style-name="gr1" draw:text-style-name="P1" svg:width="0.563in" svg:height="0.5213in" svg:x="5.7693in" svg:y="3.6783in"><text:p/></draw:ellipse><draw:ellipse text:anchor-type="paragraph" draw:z-index="17" draw:style-name="gr1" draw:text-style-name="P1" svg:width="0.563in" svg:height="0.5213in" svg:x="5.2236in" svg:y="5.2535in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Ranganath</meta:initial-creator>
    <meta:creation-date>2013-11-08T19:22:46</meta:creation-date>
    <dc:date>2013-11-25T20:28:16</dc:date>
    <dc:creator>Avinash Ranganath</dc:creator>
    <meta:editing-duration>PT6M3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